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style:font-size-asian="12.25pt" style:font-size-complex="14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Standard" style:list-style-name="L2">
      <style:text-properties style:font-name="Trebuchet MS" fo:font-size="14pt" style:font-size-asian="12.25pt" style:font-size-complex="14pt"/>
    </style:style>
    <style:style style:name="P4" style:family="paragraph" style:parent-style-name="Inspiration_7e_LT_7e_Gliederung_20_1" style:list-style-name="L1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7: Adaptación y objetivos</text:p>
      <text:p text:style-name="P1"/>
      <text:p text:style-name="P1">Objetivos: </text:p>
      <text:p text:style-name="P2"/>
      <text:list xml:id="list32381860" text:style-name="L1">
        <text:list-item>
          <text:p text:style-name="P4">Comprender cómo la cualidad de predictibilidad en los agentes cambia la forma en que toman sus decisiones.</text:p>
        </text:list-item>
        <text:list-item>
          <text:p text:style-name="P4">Analizar el submodelo del riesgo de quiebra como un submódulo independiente de la simulación basado en la teoría estadística bayesiana.</text:p>
        </text:list-item>
        <text:list-item>
          <text:p text:style-name="P4">Incorporar la estimación de riesgo basada en la teoría estadística bayesiana y observar cómo esto afecta el comportamiento de los inversionistas.</text:p>
        </text:list-item>
      </text:list>
      <text:p text:style-name="P1"/>
      <text:p text:style-name="P1">Procedimiento:</text:p>
      <text:p text:style-name="P1"/>
      <text:list xml:id="list32373957" text:style-name="L2">
        <text:list-item>
          <text:p text:style-name="P3">Realice el ejercicio #1 del capítulo #12 del texto.</text:p>
        </text:list-item>
        <text:list-item>
          <text:p text:style-name="P3">Realice el ejercicio #2 del capítulo #12 del texto.</text:p>
        </text:list-item>
        <text:list-item>
          <text:p text:style-name="P3">Realice el ejercicio #3 del capítulo #12 del text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</style:style>
    <style:style style:name="Esquema_20_3" style:display-name="Esquema 3" style:family="paragraph" style:parent-style-name="Esquema_20_2">
      <style:paragraph-properties fo:margin-top="0cm" fo:margin-bottom="0.3cm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1M47S</meta:editing-duration>
    <meta:editing-cycles>65</meta:editing-cycles>
    <meta:generator>LibreOffice/3.4$Win32 LibreOffice_project/340m1$Build-302</meta:generator>
    <dc:date>2013-02-14T12:25:32.26</dc:date>
    <dc:creator>Alan Calderon Castro</dc:creator>
    <meta:document-statistic meta:table-count="0" meta:image-count="0" meta:object-count="0" meta:page-count="1" meta:paragraph-count="9" meta:word-count="98" meta:character-count="617" meta:non-whitespace-character-count="527"/>
    <meta:user-defined meta:name="Info 1"/>
    <meta:user-defined meta:name="Info 2"/>
    <meta:user-defined meta:name="Info 3"/>
    <meta:user-defined meta:name="Info 4"/>
  </office:meta>
</office:document-meta>
</file>